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Times New Roman" svg:font-family="'Times New Roman', 'Times New Roman_EmbeddedFont', 'Times New Roman_MSFontService',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e876" officeooo:paragraph-rsid="000ee876"/>
    </style:style>
    <style:style style:name="P2" style:family="paragraph" style:parent-style-name="Standard">
      <style:text-properties officeooo:rsid="000ee876" officeooo:paragraph-rsid="0010a9e1"/>
    </style:style>
    <style:style style:name="P3" style:family="paragraph" style:parent-style-name="Standard">
      <style:text-properties fo:font-weight="bold" officeooo:rsid="000ee876" officeooo:paragraph-rsid="000ee876" style:font-weight-asian="bold" style:font-weight-complex="bold"/>
    </style:style>
    <style:style style:name="P4" style:family="paragraph" style:parent-style-name="Standard">
      <style:text-properties fo:font-weight="bold" officeooo:rsid="000ee876" officeooo:paragraph-rsid="0010a9e1" style:font-weight-asian="bold" style:font-weight-complex="bold"/>
    </style:style>
    <style:style style:name="P5" style:family="paragraph" style:parent-style-name="Standard">
      <style:text-properties style:text-underline-style="solid" style:text-underline-width="auto" style:text-underline-color="font-color" officeooo:rsid="000f2bb9" officeooo:paragraph-rsid="000f2bb9"/>
    </style:style>
    <style:style style:name="P6" style:family="paragraph" style:parent-style-name="Standard">
      <style:text-properties style:text-underline-style="solid" style:text-underline-width="auto" style:text-underline-color="font-color" officeooo:rsid="000f2bb9" officeooo:paragraph-rsid="0010a9e1"/>
    </style:style>
    <style:style style:name="P7" style:family="paragraph" style:parent-style-name="Standard">
      <style:text-properties officeooo:paragraph-rsid="000ee876"/>
    </style:style>
    <style:style style:name="P8" style:family="paragraph" style:parent-style-name="Standard">
      <style:text-properties style:text-underline-style="none" officeooo:rsid="000f2bb9" officeooo:paragraph-rsid="000f2bb9"/>
    </style:style>
    <style:style style:name="P9" style:family="paragraph" style:parent-style-name="Standard">
      <style:text-properties style:text-underline-style="none" officeooo:rsid="000f2bb9" officeooo:paragraph-rsid="0010a9e1"/>
    </style:style>
    <style:style style:name="P10" style:family="paragraph" style:parent-style-name="Standard">
      <style:text-properties style:text-underline-style="none" officeooo:rsid="0010a9e1" officeooo:paragraph-rsid="0010a9e1"/>
    </style:style>
    <style:style style:name="P11" style:family="paragraph" style:parent-style-name="Standard">
      <style:text-properties officeooo:rsid="0012ea55" officeooo:paragraph-rsid="0012ea55"/>
    </style:style>
    <style:style style:name="P12" style:family="paragraph" style:parent-style-name="Standard">
      <style:paragraph-properties fo:break-before="page"/>
      <style:text-properties fo:font-weight="bold" officeooo:rsid="0010a9e1" officeooo:paragraph-rsid="0010a9e1" style:font-weight-asian="bold" style:font-weight-complex="bold"/>
    </style:style>
    <style:style style:name="P13" style:family="paragraph" style:parent-style-name="Text_20_body">
      <style:text-properties fo:font-variant="normal" fo:text-transform="none" style:font-name="Times New Roman" fo:font-size="11pt" fo:language="en" fo:country="US" fo:font-style="normal" fo:font-weight="normal" officeooo:rsid="000ee876" officeooo:paragraph-rsid="0010a9e1"/>
    </style:style>
    <style:style style:name="P14"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font-name="Times New Roman" fo:font-size="11pt" fo:language="en" fo:country="US" fo:font-style="normal" fo:font-weight="normal" officeooo:rsid="000ee876" officeooo:paragraph-rsid="0010a9e1"/>
    </style:style>
    <style:style style:name="P15" style:family="paragraph" style:parent-style-name="Standard">
      <style:text-properties style:text-underline-style="none" officeooo:rsid="000f2bb9" officeooo:paragraph-rsid="0010a9e1"/>
    </style:style>
    <style:style style:name="P16" style:family="paragraph" style:parent-style-name="Standard">
      <style:text-properties style:text-underline-style="none" officeooo:rsid="000f2bb9" officeooo:paragraph-rsid="0017b134"/>
    </style:style>
    <style:style style:name="P17" style:family="paragraph" style:parent-style-name="Standard">
      <style:text-properties style:text-underline-style="none" officeooo:rsid="000f2bb9" officeooo:paragraph-rsid="0018f80e"/>
    </style:style>
    <style:style style:name="P18" style:family="paragraph" style:parent-style-name="Standard">
      <style:text-properties style:text-underline-style="none" officeooo:rsid="0017b134" officeooo:paragraph-rsid="0017b134"/>
    </style:style>
    <style:style style:name="P19" style:family="paragraph" style:parent-style-name="Standard">
      <style:text-properties officeooo:rsid="000ee876" officeooo:paragraph-rsid="0017b134"/>
    </style:style>
    <style:style style:name="P20" style:family="paragraph" style:parent-style-name="Standard">
      <style:text-properties officeooo:rsid="000ee876" officeooo:paragraph-rsid="0018f80e"/>
    </style:style>
    <style:style style:name="P21" style:family="paragraph" style:parent-style-name="Standard">
      <style:text-properties style:text-underline-style="solid" style:text-underline-width="auto" style:text-underline-color="font-color" officeooo:rsid="000f2bb9" officeooo:paragraph-rsid="0017b134"/>
    </style:style>
    <style:style style:name="P22" style:family="paragraph" style:parent-style-name="Standard">
      <style:text-properties style:text-underline-style="solid" style:text-underline-width="auto" style:text-underline-color="font-color" officeooo:rsid="000f2bb9" officeooo:paragraph-rsid="0018f80e"/>
    </style:style>
    <style:style style:name="P23" style:family="paragraph" style:parent-style-name="Standard">
      <style:paragraph-properties style:line-height-at-least="0.198in"/>
      <style:text-properties fo:color="#cccccc" style:font-name="Droid Sans Mono" fo:font-size="10.5pt" fo:font-weight="normal" fo:background-color="#1f1f1f"/>
    </style:style>
    <style:style style:name="P24" style:family="paragraph" style:parent-style-name="Standard">
      <style:text-properties fo:color="#cccccc" style:font-name="Droid Sans Mono" fo:font-size="10.5pt" fo:font-weight="normal" officeooo:rsid="000ee876" officeooo:paragraph-rsid="0017b134" fo:background-color="#1f1f1f"/>
    </style:style>
    <style:style style:name="P25" style:family="paragraph" style:parent-style-name="Standard">
      <style:text-properties fo:color="#cccccc" style:font-name="Droid Sans Mono" fo:font-size="10.5pt" fo:font-weight="normal" officeooo:rsid="000ee876" officeooo:paragraph-rsid="0018f80e" fo:background-color="#1f1f1f"/>
    </style:style>
    <style:style style:name="P26" style:family="paragraph" style:parent-style-name="Standard">
      <style:paragraph-properties fo:break-before="page"/>
      <style:text-properties fo:font-weight="bold" officeooo:rsid="0017b134" officeooo:paragraph-rsid="0017b134" style:font-weight-asian="bold" style:font-weight-complex="bold"/>
    </style:style>
    <style:style style:name="P27" style:family="paragraph" style:parent-style-name="Standard">
      <style:paragraph-properties fo:break-before="page"/>
      <style:text-properties fo:font-weight="bold" officeooo:rsid="0018f80e" officeooo:paragraph-rsid="0018f80e" style:font-weight-asian="bold" style:font-weight-complex="bold"/>
    </style:style>
    <style:style style:name="P28" style:family="paragraph" style:parent-style-name="Text_20_body">
      <style:text-properties officeooo:rsid="000ee876" officeooo:paragraph-rsid="0017b134"/>
    </style:style>
    <style:style style:name="P29" style:family="paragraph" style:parent-style-name="Text_20_body">
      <style:text-properties officeooo:rsid="000ee876" officeooo:paragraph-rsid="0018f80e"/>
    </style:style>
    <style:style style:name="P30"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font-name="Times New Roman" fo:font-size="11pt" fo:language="en" fo:country="US" fo:font-style="normal" fo:font-weight="normal" officeooo:rsid="000ee876" officeooo:paragraph-rsid="0018f80e"/>
    </style:style>
    <style:style style:name="T1" style:family="text">
      <style:text-properties officeooo:rsid="000ee876"/>
    </style:style>
    <style:style style:name="T2" style:family="text">
      <style:text-properties officeooo:rsid="000f2bb9"/>
    </style:style>
    <style:style style:name="T3" style:family="text">
      <style:text-properties officeooo:rsid="0010a9e1"/>
    </style:style>
    <style:style style:name="T4" style:family="text">
      <style:text-properties officeooo:rsid="00119a22"/>
    </style:style>
    <style:style style:name="T5" style:family="text">
      <style:text-properties officeooo:rsid="0012ea55"/>
    </style:style>
    <style:style style:name="T6" style:family="text">
      <style:text-properties officeooo:rsid="0014c234"/>
    </style:style>
    <style:style style:name="T7" style:family="text">
      <style:text-properties officeooo:rsid="0017b134"/>
    </style:style>
    <style:style style:name="T8" style:family="text">
      <style:text-properties fo:color="#808080"/>
    </style:style>
    <style:style style:name="T9" style:family="text">
      <style:text-properties officeooo:rsid="0018f8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e Following Robot</text:p>
      <text:p text:style-name="P1"/>
      <text:p text:style-name="P5">Description</text:p>
      <text:p text:style-name="P5"/>
      <text:p text:style-name="P7"><text:span text:style-name="T2">In this project, </text:span><text:span text:style-name="T5">my team and I</text:span><text:span text:style-name="T2"> </text:span><text:span text:style-name="T1">buil</text:span><text:span text:style-name="T2">t</text:span><text:span text:style-name="T1"> and program</text:span><text:span text:style-name="T2">med</text:span><text:span text:style-name="T1"> a fully automated two-wheeled robot that</text:span></text:p>
      <text:p text:style-name="P1">accomplishes “line following” and “herding” behaviors by using infrared (IR) and ultrasonic</text:p>
      <text:p text:style-name="P7"><text:span text:style-name="T1">sensors. The robot </text:span><text:span text:style-name="T2">was</text:span><text:span text:style-name="T1"> assembled with a Skitter robot kit and controlled by a myRIO device</text:span></text:p>
      <text:p text:style-name="P1">programmed by a LabVIEW algorithm.</text:p>
      <text:p text:style-name="P1"/>
      <text:p text:style-name="P1">The first task was to construct the robot and perform several tests and controller design calculations</text:p>
      <text:p text:style-name="P1">to obtain its custom closed-loop controller. Then, the behavior of the sensors was studied to later</text:p>
      <text:p text:style-name="P1">apply its functionality properly. Finally, a state machine was developed and coded with different</text:p>
      <text:p text:style-name="P1">cases for the robot to be able to initially use the IR sensors to follow the line and at the end, switch</text:p>
      <text:p text:style-name="P1">to herding where the ultrasonic sensors will be used staying at a set distance away from an object.</text:p>
      <text:p text:style-name="P1"/>
      <text:p text:style-name="P11">We entered the Mechanical Engineering System Modeling and Analysis course competition, and placed third place. </text:p>
      <text:p text:style-name="P1"/>
      <text:p text:style-name="P5">Media</text:p>
      <text:p text:style-name="P8">1. ME375 - Line Following Robot Competition.<text:span text:style-name="T3">mov</text:span></text:p>
      <text:p text:style-name="P10">2. mcqueen.png</text:p>
      <text:p text:style-name="P8"/>
      <text:p text:style-name="P5">Reports</text:p>
      <text:p text:style-name="P8">1. /home/gabuntu/Website/PersonalWebsite/Projects/lineRobot/FinalReport.pdf</text:p>
      <text:p text:style-name="P8"/>
      <text:p text:style-name="P4"/>
      <text:p text:style-name="P12">Soccer Playing Robot – ME 588 World Cup</text:p>
      <text:p text:style-name="P2"/>
      <text:p text:style-name="P6">Description</text:p>
      <text:p text:style-name="P6"/>
      <text:p text:style-name="P13"><text:span text:style-name="T6">This</text:span> robot <text:span text:style-name="T6">is</text:span> able to autonomously seek out, acquire, aim, and launch a ball into a goal. The team settled on a control scheme using ultrasonic sensors for position and orientation control, as well as for detection of the ball. This combined with a mechanum drive train allowed the robot to operate entirely on a cartesian grid, simplifying the searching and launching logic. A manually primed, spring powered launcher was used for its high repeatability and power density, combined with a funnel based collector.</text:p>
      <text:p text:style-name="P14">The system was largely successful in achieving these goals, successfully acquiring and firing the ball. The seeking algorithm worked well, and the launcher was extremely reliable and effective. The largest reoccurring challenge, and opportunity for future improvement is improving the stability of the -position control system, which performed acceptably, but due to interference between ultrasonic sensors, and noise in the system, was not as reliable as desired. Future work could include the use of more precise, higher end range sensors, such as LIDAR or infrared.</text:p>
      <text:p text:style-name="P2"/>
      <text:p text:style-name="P2">* <text:span text:style-name="T2">add competition (see resume)</text:span></text:p>
      <text:p text:style-name="P2">* <text:span text:style-name="T2">I or we (to add teamwork)</text:span></text:p>
      <text:p text:style-name="P2"/>
      <text:p text:style-name="P6">Media</text:p>
      <text:p text:style-name="P9">1. ME588- SoccerPlayingRobot.<text:span text:style-name="T4">mov</text:span></text:p>
      <text:p text:style-name="P10">2. </text:p>
      <text:p text:style-name="P9"/>
      <text:p text:style-name="P6">Reports</text:p>
      <text:p text:style-name="P9">1. <text:span text:style-name="T3">see onedrive or end report might be on windows (lenovo)</text:span></text:p>
      <text:p text:style-name="P9"/>
      <text:p text:style-name="P26">Path Planning: Sampling Based</text:p>
      <text:p text:style-name="P19"/>
      <text:p text:style-name="P21">Description</text:p>
      <text:p text:style-name="P21"/>
      <text:p text:style-name="P24"><text:span text:style-name="T7">I</text:span>mplemented RRT, BiRRT in 3D environments.</text:p>
      <text:p text:style-name="P23"><text:span text:style-name="T8"/></text:p>
      <text:p text:style-name="P23">Implemented RRT* in 2D environment with point-masses, circular rigit bodies, and rectangular rigid bodies</text:p>
      <text:p text:style-name="P23"/>
      <text:p text:style-name="P28"/>
      <text:p text:style-name="P19"/>
      <text:p text:style-name="P21">Media</text:p>
      <text:p text:style-name="P16">1.<text:span text:style-name="T7">take videos of RRT (need to rerun on lenovo if possible)</text:span></text:p>
      <text:p text:style-name="P18">2. get pictures from lenovo (or copy from report)</text:p>
      <text:p text:style-name="P16"/>
      <text:p text:style-name="P21">Reports</text:p>
      <text:p text:style-name="P16">1. <text:span text:style-name="T7">report needs to be edited to remove white page</text:span></text:p>
      <text:p text:style-name="P16"/>
      <text:p text:style-name="P16"/>
      <text:p text:style-name="P27">Optimal Control: PID</text:p>
      <text:p text:style-name="P20"/>
      <text:p text:style-name="P22">Description</text:p>
      <text:p text:style-name="P22"/>
      <text:p text:style-name="P25">In this assignment, you will implement and tune a trajectory following controller for a 2-degree of freedom(DoF) robotic arm, and (optionally) a race car.</text:p>
      <text:p text:style-name="P29"/>
      <text:p text:style-name="P20"/>
      <text:p text:style-name="P22">Media</text:p>
      <text:p text:style-name="P17">1. </text:p>
      <text:p text:style-name="P17"/>
      <text:p text:style-name="P22">Reports</text:p>
      <text:p text:style-name="P17">1. <text:span text:style-name="T9">convert ipyn file into a pdf</text:span></text:p>
      <text:p text:style-name="P17"/>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Times New Roman" svg:font-family="'Times New Roman', 'Times New Roman_EmbeddedFont', 'Times New Roman_MSFontService',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7T17:23:10.834005243</meta:creation-date>
    <dc:date>2023-09-11T20:28:58.732241506</dc:date>
    <meta:editing-duration>PT21H13M46S</meta:editing-duration>
    <meta:editing-cycles>4</meta:editing-cycles>
    <meta:generator>LibreOffice/6.4.7.2$Linux_X86_64 LibreOffice_project/40$Build-2</meta:generator>
    <meta:document-statistic meta:table-count="0" meta:image-count="0" meta:object-count="0" meta:page-count="4" meta:paragraph-count="44" meta:word-count="468" meta:character-count="2977" meta:non-whitespace-character-count="2549"/>
  </office:meta>
</office:document-meta>
</file>